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PreformattedText" style:family="paragraph">
      <style:paragraph-properties fo:margin-bottom="0.1965in"/>
    </style:style>
    <style:style style:name="T3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4" style:parent-style-name="Policepardéfaut" style:family="text">
      <style:text-properties style:font-name="Times New Roman" fo:color="#000000"/>
    </style:style>
    <style:style style:name="T5" style:parent-style-name="Policepardéfaut" style:family="text">
      <style:text-properties style:font-name="Times New Roman" fo:color="#000000"/>
    </style:style>
    <style:style style:name="T6" style:parent-style-name="Policepardéfaut" style:family="text">
      <style:text-properties style:font-name="Times New Roman" fo:color="#000000"/>
    </style:style>
    <style:style style:name="P7" style:parent-style-name="PreformattedText" style:family="paragraph">
      <style:paragraph-properties fo:margin-bottom="0.1965in"/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8" style:parent-style-name="PreformattedText" style:family="paragraph">
      <style:paragraph-properties fo:margin-bottom="0.1965in"/>
    </style:style>
    <style:style style:name="T9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10" style:parent-style-name="Policepardéfaut" style:family="text">
      <style:text-properties style:font-name="Times New Roman" fo:color="#000000"/>
    </style:style>
    <style:style style:name="T11" style:parent-style-name="Policepardéfaut" style:family="text">
      <style:text-properties style:font-name="Times New Roman" fo:color="#000000"/>
    </style:style>
    <style:style style:name="T12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13" style:parent-style-name="Policepardéfaut" style:family="text">
      <style:text-properties style:font-name="Times New Roman" fo:color="#000000"/>
    </style:style>
    <style:style style:name="T14" style:parent-style-name="Policepardéfaut" style:family="text">
      <style:text-properties style:font-name="Times New Roman" fo:color="#000000"/>
    </style:style>
    <style:style style:name="T15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16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17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18" style:parent-style-name="Policepardéfaut" style:family="text">
      <style:text-properties style:font-name="Times New Roman" fo:color="#000000"/>
    </style:style>
    <style:style style:name="T19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20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1" style:parent-style-name="PreformattedText" style:family="paragraph">
      <style:paragraph-properties fo:margin-bottom="0.1965in"/>
    </style:style>
    <style:style style:name="T22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23" style:parent-style-name="Policepardéfaut" style:family="text">
      <style:text-properties style:font-name="Times New Roman" fo:color="#000000"/>
    </style:style>
    <style:style style:name="P24" style:parent-style-name="PreformattedText" style:family="paragraph">
      <style:paragraph-properties fo:margin-bottom="0.1965in"/>
    </style:style>
    <style:style style:name="T25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26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7" style:parent-style-name="PreformattedText" style:family="paragraph">
      <style:paragraph-properties fo:margin-bottom="0.1965in"/>
    </style:style>
    <style:style style:name="T28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29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0" style:parent-style-name="Policepardéfaut" style:family="text">
      <style:text-properties style:font-name="Times New Roman" fo:color="#000000"/>
    </style:style>
    <style:style style:name="P31" style:parent-style-name="PreformattedText" style:family="paragraph">
      <style:paragraph-properties fo:margin-bottom="0.1965in"/>
    </style:style>
    <style:style style:name="T32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3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4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5" style:parent-style-name="Policepardéfaut" style:family="text">
      <style:text-properties style:font-name="Times New Roman" fo:color="#000000"/>
    </style:style>
    <style:style style:name="P36" style:parent-style-name="PreformattedText" style:family="paragraph">
      <style:paragraph-properties fo:margin-bottom="0.1965in"/>
    </style:style>
    <style:style style:name="T37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8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39" style:parent-style-name="Policepardéfaut" style:family="text">
      <style:text-properties style:font-name="Times New Roman" fo:color="#000000"/>
    </style:style>
    <style:style style:name="T40" style:parent-style-name="Policepardéfaut" style:family="text">
      <style:text-properties style:font-name="Times New Roman" fo:color="#000000"/>
    </style:style>
    <style:style style:name="T41" style:parent-style-name="Policepardéfaut" style:family="text">
      <style:text-properties style:font-name="Times New Roman" fo:color="#000000"/>
    </style:style>
    <style:style style:name="T42" style:parent-style-name="Policepardéfaut" style:family="text">
      <style:text-properties style:font-name="Times New Roman" fo:color="#000000"/>
    </style:style>
    <style:style style:name="P43" style:parent-style-name="PreformattedText" style:family="paragraph">
      <style:paragraph-properties fo:margin-bottom="0.1965in"/>
    </style:style>
    <style:style style:name="T44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45" style:parent-style-name="PreformattedText" style:family="paragraph">
      <style:paragraph-properties fo:margin-bottom="0.1965in"/>
    </style:style>
    <style:style style:name="T46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47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48" style:parent-style-name="Policepardéfau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49" style:parent-style-name="Policepardéfaut" style:family="text">
      <style:text-properties style:font-name="Times New Roman" fo:color="#000000"/>
    </style:style>
    <style:style style:name="P50" style:parent-style-name="PreformattedText" style:family="paragraph">
      <style:paragraph-properties fo:margin-bottom="0.1965in"/>
      <style:text-properties style:font-name="Times New Roman" fo:color="#000000"/>
    </style:style>
    <style:style style:name="P51" style:parent-style-name="PreformattedText" style:family="paragraph">
      <style:paragraph-properties fo:margin-bottom="0.1965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 fo:color="#FF0000"/>
    </style:style>
    <style:style style:name="P61" style:parent-style-name="PreformattedText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62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63" style:parent-style-name="PreformattedText" style:family="paragraph">
      <style:paragraph-properties fo:margin-left="0.1458in">
        <style:tab-stops/>
      </style:paragraph-properties>
    </style:style>
    <style:style style:name="T64" style:parent-style-name="Policepardéfaut" style:family="text">
      <style:text-properties fo:font-weight="bold" style:font-weight-asian="bold" style:font-weight-complex="bold" fo:color="#FF0000"/>
    </style:style>
    <style:style style:name="P65" style:parent-style-name="PreformattedText" style:family="paragraph">
      <style:paragraph-properties fo:margin-left="0.1458in">
        <style:tab-stops/>
      </style:paragraph-properties>
    </style:style>
    <style:style style:name="T66" style:parent-style-name="Policepardéfaut" style:family="text">
      <style:text-properties fo:font-weight="bold" style:font-weight-asian="bold" style:font-weight-complex="bold" fo:color="#FF0000"/>
    </style:style>
    <style:style style:name="T67" style:parent-style-name="Policepardéfaut" style:family="text">
      <style:text-properties fo:color="#000000" fo:background-color="#FFFF00"/>
    </style:style>
    <style:style style:name="P68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69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0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1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2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3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4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5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6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7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8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79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0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1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2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3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4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5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6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7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8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89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0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1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2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3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4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5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6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7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8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99" style:parent-style-name="PreformattedText" style:family="paragraph">
      <style:paragraph-properties fo:margin-left="0.1458in">
        <style:tab-stops/>
      </style:paragraph-properties>
      <style:text-properties fo:color="#000000"/>
    </style:style>
    <style:style style:name="P100" style:parent-style-name="PreformattedText" style:family="paragraph">
      <style:paragraph-properties fo:margin-bottom="0.1965in"/>
      <style:text-properties fo:font-weight="bold" style:font-weight-asian="bold" style:font-weight-complex="bold" fo:font-style="italic" style:font-style-asian="italic" style:font-style-complex="italic" fo:color="#000000"/>
    </style:style>
    <style:style style:name="P101" style:parent-style-name="Standard" style:family="paragraph">
      <style:text-properties fo:color="#000000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font-weight="bold" style:font-weight-asian="bold" style:font-weight-complex="bold" fo:color="#FF0000"/>
    </style:style>
    <style:style style:name="P105" style:parent-style-name="PreformattedText" style:family="paragraph">
      <style:text-properties fo:font-weight="bold" style:font-weight-asian="bold" style:font-weight-complex="bold" fo:font-style="italic" style:font-style-asian="italic" style:font-style-complex="italic" fo:color="#000000"/>
    </style:style>
    <style:style style:name="P10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0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08" style:parent-style-name="PreformattedText" style:family="paragraph">
      <style:paragraph-properties fo:margin-left="0.1979in">
        <style:tab-stops/>
      </style:paragraph-properties>
    </style:style>
    <style:style style:name="T109" style:parent-style-name="Policepardéfaut" style:family="text">
      <style:text-properties fo:font-weight="bold" style:font-weight-asian="bold" style:font-weight-complex="bold" fo:color="#FF0000"/>
    </style:style>
    <style:style style:name="P110" style:parent-style-name="PreformattedText" style:family="paragraph">
      <style:paragraph-properties fo:margin-left="0.1979in">
        <style:tab-stops/>
      </style:paragraph-properties>
    </style:style>
    <style:style style:name="T111" style:parent-style-name="Policepardéfaut" style:family="text">
      <style:text-properties fo:font-weight="bold" style:font-weight-asian="bold" style:font-weight-complex="bold" fo:color="#FF0000"/>
    </style:style>
    <style:style style:name="T112" style:parent-style-name="Policepardéfaut" style:family="text">
      <style:text-properties fo:color="#000000"/>
    </style:style>
    <style:style style:name="P113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14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15" style:parent-style-name="PreformattedText" style:family="paragraph">
      <style:paragraph-properties fo:margin-left="0.1979in">
        <style:tab-stops/>
      </style:paragraph-properties>
    </style:style>
    <style:style style:name="T116" style:parent-style-name="Policepardéfaut" style:family="text">
      <style:text-properties fo:color="#000000"/>
    </style:style>
    <style:style style:name="T117" style:parent-style-name="Policepardéfaut" style:family="text">
      <style:text-properties fo:color="#000000" fo:background-color="#FFFF00"/>
    </style:style>
    <style:style style:name="P118" style:parent-style-name="PreformattedText" style:family="paragraph">
      <style:paragraph-properties fo:margin-left="0.1979in">
        <style:tab-stops/>
      </style:paragraph-properties>
      <style:text-properties fo:color="#000000" fo:background-color="#FFFF00"/>
    </style:style>
    <style:style style:name="P119" style:parent-style-name="PreformattedText" style:family="paragraph">
      <style:paragraph-properties fo:margin-left="0.1979in">
        <style:tab-stops/>
      </style:paragraph-properties>
      <style:text-properties fo:color="#000000" fo:background-color="#FFFF00"/>
    </style:style>
    <style:style style:name="P120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1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2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3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4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8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29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30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31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32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33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34" style:parent-style-name="PreformattedText" style:family="paragraph">
      <style:paragraph-properties fo:margin-left="0.1979in">
        <style:tab-stops/>
      </style:paragraph-properties>
    </style:style>
    <style:style style:name="T135" style:parent-style-name="Policepardéfaut" style:family="text">
      <style:text-properties fo:color="#000000"/>
    </style:style>
    <style:style style:name="T13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137" style:parent-style-name="PreformattedText" style:family="paragraph">
      <style:paragraph-properties fo:margin-left="0.1979in">
        <style:tab-stops/>
      </style:paragraph-properties>
    </style:style>
    <style:style style:name="T138" style:parent-style-name="Policepardéfaut" style:family="text">
      <style:text-properties fo:color="#000000"/>
    </style:style>
    <style:style style:name="T13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140" style:parent-style-name="PreformattedText" style:family="paragraph">
      <style:paragraph-properties fo:margin-left="0.1979in">
        <style:tab-stops/>
      </style:paragraph-properties>
    </style:style>
    <style:style style:name="T14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4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4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44" style:parent-style-name="Policepardéfaut" style:family="text">
      <style:text-properties fo:color="#000000"/>
    </style:style>
    <style:style style:name="T145" style:parent-style-name="Policepardéfaut" style:family="text">
      <style:text-properties fo:color="#000000"/>
    </style:style>
    <style:style style:name="P14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4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48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49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50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51" style:parent-style-name="PreformattedText" style:family="paragraph">
      <style:paragraph-properties fo:margin-left="0.1979in">
        <style:tab-stops/>
      </style:paragraph-properties>
    </style:style>
    <style:style style:name="T152" style:parent-style-name="Policepardéfaut" style:family="text">
      <style:text-properties fo:font-weight="bold" style:font-weight-asian="bold" style:font-weight-complex="bold" fo:color="#FF420E"/>
    </style:style>
    <style:style style:name="T153" style:parent-style-name="Policepardéfaut" style:family="text">
      <style:text-properties fo:font-weight="bold" style:font-weight-asian="bold" style:font-weight-complex="bold" fo:color="#FF420E"/>
    </style:style>
    <style:style style:name="T154" style:parent-style-name="Policepardéfaut" style:family="text">
      <style:text-properties fo:font-weight="bold" style:font-weight-asian="bold" style:font-weight-complex="bold" fo:color="#FF420E"/>
    </style:style>
    <style:style style:name="T155" style:parent-style-name="Policepardéfaut" style:family="text">
      <style:text-properties fo:color="#000000"/>
    </style:style>
    <style:style style:name="P15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57" style:parent-style-name="PreformattedText" style:family="paragraph">
      <style:paragraph-properties fo:margin-left="0.1979in">
        <style:tab-stops/>
      </style:paragraph-properties>
    </style:style>
    <style:style style:name="T158" style:parent-style-name="Policepardéfaut" style:family="text">
      <style:text-properties fo:color="#000000"/>
    </style:style>
    <style:style style:name="T15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160" style:parent-style-name="PreformattedText" style:family="paragraph">
      <style:paragraph-properties fo:margin-left="0.1979in">
        <style:tab-stops/>
      </style:paragraph-properties>
    </style:style>
    <style:style style:name="T16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6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6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64" style:parent-style-name="Policepardéfaut" style:family="text">
      <style:text-properties fo:color="#000000"/>
    </style:style>
    <style:style style:name="P16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6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6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68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69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70" style:parent-style-name="PreformattedText" style:family="paragraph">
      <style:paragraph-properties fo:margin-left="0.1979in">
        <style:tab-stops/>
      </style:paragraph-properties>
    </style:style>
    <style:style style:name="T171" style:parent-style-name="Policepardéfaut" style:family="text">
      <style:text-properties fo:font-weight="bold" style:font-weight-asian="bold" style:font-weight-complex="bold" fo:color="#2323DC"/>
    </style:style>
    <style:style style:name="T172" style:parent-style-name="Policepardéfaut" style:family="text">
      <style:text-properties fo:font-weight="bold" style:font-weight-asian="bold" style:font-weight-complex="bold" fo:color="#2323DC"/>
    </style:style>
    <style:style style:name="T173" style:parent-style-name="Policepardéfaut" style:family="text">
      <style:text-properties fo:font-weight="bold" style:font-weight-asian="bold" style:font-weight-complex="bold" fo:color="#2323DC"/>
    </style:style>
    <style:style style:name="T174" style:parent-style-name="Policepardéfaut" style:family="text">
      <style:text-properties fo:color="#000000"/>
    </style:style>
    <style:style style:name="P17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76" style:parent-style-name="PreformattedText" style:family="paragraph">
      <style:paragraph-properties fo:margin-left="0.1979in">
        <style:tab-stops/>
      </style:paragraph-properties>
    </style:style>
    <style:style style:name="T177" style:parent-style-name="Policepardéfaut" style:family="text">
      <style:text-properties fo:color="#000000"/>
    </style:style>
    <style:style style:name="T178" style:parent-style-name="Policepardéfaut" style:family="text">
      <style:text-properties fo:color="#000000"/>
    </style:style>
    <style:style style:name="T17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180" style:parent-style-name="PreformattedText" style:family="paragraph">
      <style:paragraph-properties fo:margin-left="0.1979in">
        <style:tab-stops/>
      </style:paragraph-properties>
    </style:style>
    <style:style style:name="T18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8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8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84" style:parent-style-name="Policepardéfaut" style:family="text">
      <style:text-properties fo:color="#000000"/>
    </style:style>
    <style:style style:name="P18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8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8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88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89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90" style:parent-style-name="PreformattedText" style:family="paragraph">
      <style:paragraph-properties fo:margin-left="0.1979in">
        <style:tab-stops/>
      </style:paragraph-properties>
    </style:style>
    <style:style style:name="T191" style:parent-style-name="Policepardéfaut" style:family="text">
      <style:text-properties fo:font-weight="bold" style:font-weight-asian="bold" style:font-weight-complex="bold" fo:color="#00AE00"/>
    </style:style>
    <style:style style:name="T192" style:parent-style-name="Policepardéfaut" style:family="text">
      <style:text-properties fo:font-weight="bold" style:font-weight-asian="bold" style:font-weight-complex="bold" fo:color="#00AE00"/>
    </style:style>
    <style:style style:name="T193" style:parent-style-name="Policepardéfaut" style:family="text">
      <style:text-properties fo:font-weight="bold" style:font-weight-asian="bold" style:font-weight-complex="bold" fo:color="#00AE00"/>
    </style:style>
    <style:style style:name="T194" style:parent-style-name="Policepardéfaut" style:family="text">
      <style:text-properties fo:color="#000000"/>
    </style:style>
    <style:style style:name="P19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196" style:parent-style-name="PreformattedText" style:family="paragraph">
      <style:paragraph-properties fo:margin-left="0.1979in">
        <style:tab-stops/>
      </style:paragraph-properties>
    </style:style>
    <style:style style:name="T197" style:parent-style-name="Policepardéfaut" style:family="text">
      <style:text-properties fo:color="#000000"/>
    </style:style>
    <style:style style:name="T19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P199" style:parent-style-name="PreformattedText" style:family="paragraph">
      <style:paragraph-properties fo:margin-left="0.1979in">
        <style:tab-stops/>
      </style:paragraph-properties>
    </style:style>
    <style:style style:name="T20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0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0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03" style:parent-style-name="Policepardéfaut" style:family="text">
      <style:text-properties fo:color="#000000"/>
    </style:style>
    <style:style style:name="P204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05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0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07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08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09" style:parent-style-name="PreformattedText" style:family="paragraph">
      <style:paragraph-properties fo:margin-left="0.1979in">
        <style:tab-stops/>
      </style:paragraph-properties>
    </style:style>
    <style:style style:name="T210" style:parent-style-name="Policepardéfaut" style:family="text">
      <style:text-properties fo:font-weight="bold" style:font-weight-asian="bold" style:font-weight-complex="bold" fo:color="#6B0094"/>
    </style:style>
    <style:style style:name="T211" style:parent-style-name="Policepardéfaut" style:family="text">
      <style:text-properties fo:font-weight="bold" style:font-weight-asian="bold" style:font-weight-complex="bold" fo:color="#6B0094"/>
    </style:style>
    <style:style style:name="T212" style:parent-style-name="Policepardéfaut" style:family="text">
      <style:text-properties fo:font-weight="bold" style:font-weight-asian="bold" style:font-weight-complex="bold" fo:color="#6B0094"/>
    </style:style>
    <style:style style:name="T213" style:parent-style-name="Policepardéfaut" style:family="text">
      <style:text-properties fo:color="#000000"/>
    </style:style>
    <style:style style:name="P214" style:parent-style-name="PreformattedText" style:family="paragraph">
      <style:text-properties fo:color="#000000"/>
    </style:style>
    <style:style style:name="P215" style:parent-style-name="PreformattedText" style:family="paragraph">
      <style:text-properties fo:color="#000000"/>
    </style:style>
    <style:style style:name="P216" style:parent-style-name="PreformattedText" style:family="paragraph">
      <style:paragraph-properties fo:margin-left="0.1979in">
        <style:tab-stops/>
      </style:paragraph-properties>
      <style:text-properties fo:color="#000000"/>
    </style:style>
    <style:style style:name="P217" style:parent-style-name="PreformattedText" style:family="paragraph">
      <style:paragraph-properties fo:margin-bottom="0.1965in"/>
      <style:text-properties fo:font-weight="bold" style:font-weight-asian="bold" style:font-weight-complex="bold" fo:font-style="italic" style:font-style-asian="italic" style:font-style-complex="italic" fo:color="#000000"/>
    </style:style>
    <style:style style:name="T218" style:parent-style-name="Policepardéfaut" style:family="text">
      <style:text-properties fo:font-weight="bold" style:font-weight-asian="bold" style:font-weight-complex="bold"/>
    </style:style>
    <style:style style:name="T219" style:parent-style-name="Policepardéfaut" style:family="text">
      <style:text-properties fo:font-weight="bold" style:font-weight-asian="bold" style:font-weight-complex="bold" fo:color="#FF420E"/>
    </style:style>
    <style:style style:name="P220" style:parent-style-name="PreformattedText" style:family="paragraph">
      <style:text-properties fo:color="#000000"/>
    </style:style>
    <style:style style:name="P221" style:parent-style-name="PreformattedText" style:family="paragraph">
      <style:text-properties fo:color="#000000"/>
    </style:style>
    <style:style style:name="P222" style:parent-style-name="PreformattedText" style:family="paragraph">
      <style:paragraph-properties fo:margin-left="1.0416in">
        <style:tab-stops/>
      </style:paragraph-properties>
    </style:style>
    <style:style style:name="T223" style:parent-style-name="Policepardéfaut" style:family="text">
      <style:text-properties fo:font-weight="bold" style:font-weight-asian="bold" style:font-weight-complex="bold" fo:color="#FF420E"/>
    </style:style>
    <style:style style:name="P22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25" style:parent-style-name="PreformattedText" style:family="paragraph">
      <style:paragraph-properties fo:margin-left="1.0416in">
        <style:tab-stops/>
      </style:paragraph-properties>
    </style:style>
    <style:style style:name="T226" style:parent-style-name="Policepardéfaut" style:family="text">
      <style:text-properties fo:color="#000000" fo:background-color="#FFFF00"/>
    </style:style>
    <style:style style:name="P227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28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29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0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1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3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5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6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7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8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39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0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1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3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5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6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7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8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49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0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1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3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5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6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7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8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59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0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1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3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5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66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67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68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69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0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1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2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3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4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5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6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7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8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79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80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81" style:parent-style-name="PreformattedText" style:family="paragraph">
      <style:paragraph-properties fo:margin-left="0.0625in">
        <style:tab-stops/>
      </style:paragraph-properties>
      <style:text-properties fo:color="#000000"/>
    </style:style>
    <style:style style:name="P28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283" style:parent-style-name="PreformattedText" style:family="paragraph">
      <style:paragraph-properties fo:margin-bottom="0.1965in" fo:margin-left="1.0416in">
        <style:tab-stops/>
      </style:paragraph-properties>
      <style:text-properties fo:color="#000000"/>
    </style:style>
    <style:style style:name="P284" style:parent-style-name="Standard" style:family="paragraph">
      <style:paragraph-properties fo:break-before="page"/>
    </style:style>
    <style:style style:name="T285" style:parent-style-name="Policepardéfaut" style:family="text">
      <style:text-properties fo:font-weight="bold" style:font-weight-asian="bold" style:font-weight-complex="bold"/>
    </style:style>
    <style:style style:name="T286" style:parent-style-name="Policepardéfaut" style:family="text">
      <style:text-properties fo:font-weight="bold" style:font-weight-asian="bold" style:font-weight-complex="bold"/>
    </style:style>
    <style:style style:name="T287" style:parent-style-name="Policepardéfaut" style:family="text">
      <style:text-properties fo:font-weight="bold" style:font-weight-asian="bold" style:font-weight-complex="bold" fo:color="#00AE00"/>
    </style:style>
    <style:style style:name="P288" style:parent-style-name="PreformattedText" style:family="paragraph">
      <style:text-properties fo:color="#000000"/>
    </style:style>
    <style:style style:name="P289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290" style:parent-style-name="PreformattedText" style:family="paragraph">
      <style:paragraph-properties fo:margin-left="0.4895in">
        <style:tab-stops/>
      </style:paragraph-properties>
    </style:style>
    <style:style style:name="T291" style:parent-style-name="Policepardéfaut" style:family="text">
      <style:text-properties fo:font-weight="bold" style:font-weight-asian="bold" style:font-weight-complex="bold" fo:color="#00AE00"/>
    </style:style>
    <style:style style:name="P292" style:parent-style-name="PreformattedText" style:family="paragraph">
      <style:paragraph-properties fo:margin-left="0.4895in">
        <style:tab-stops/>
      </style:paragraph-properties>
    </style:style>
    <style:style style:name="T293" style:parent-style-name="Policepardéfaut" style:family="text">
      <style:text-properties fo:font-weight="bold" style:font-weight-asian="bold" style:font-weight-complex="bold" fo:color="#00AE00"/>
    </style:style>
    <style:style style:name="T294" style:parent-style-name="Policepardéfaut" style:family="text">
      <style:text-properties fo:color="#000000"/>
    </style:style>
    <style:style style:name="P295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296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297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298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299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0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1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2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3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4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5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6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7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8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09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0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1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2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3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4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5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6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7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8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19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0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1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2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3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4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5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6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7" style:parent-style-name="PreformattedText" style:family="paragraph">
      <style:paragraph-properties fo:margin-left="0.4895in">
        <style:tab-stops/>
      </style:paragraph-properties>
      <style:text-properties fo:color="#000000"/>
    </style:style>
    <style:style style:name="P328" style:parent-style-name="PreformattedText" style:family="paragraph">
      <style:text-properties fo:color="#000000"/>
    </style:style>
    <style:style style:name="P329" style:parent-style-name="PreformattedText" style:family="paragraph">
      <style:text-properties fo:color="#000000"/>
    </style:style>
    <style:style style:name="P330" style:parent-style-name="PreformattedText" style:family="paragraph">
      <style:text-properties fo:color="#000000"/>
    </style:style>
    <style:style style:name="P331" style:parent-style-name="PreformattedText" style:family="paragraph">
      <style:text-properties fo:color="#000000"/>
    </style:style>
    <style:style style:name="P332" style:parent-style-name="PreformattedText" style:family="paragraph">
      <style:text-properties fo:color="#000000"/>
    </style:style>
    <style:style style:name="P333" style:parent-style-name="PreformattedText" style:family="paragraph">
      <style:text-properties fo:color="#000000"/>
    </style:style>
    <style:style style:name="P334" style:parent-style-name="PreformattedText" style:family="paragraph">
      <style:text-properties fo:color="#000000"/>
    </style:style>
    <style:style style:name="P335" style:parent-style-name="PreformattedText" style:family="paragraph">
      <style:text-properties fo:color="#000000"/>
    </style:style>
    <style:style style:name="P336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37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38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39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0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1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2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3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4" style:parent-style-name="PreformattedText" style:family="paragraph">
      <style:paragraph-properties fo:margin-left="1.0416in">
        <style:tab-stops/>
      </style:paragraph-properties>
      <style:text-properties fo:color="#000000"/>
    </style:style>
    <style:style style:name="P345" style:parent-style-name="PreformattedText" style:family="paragraph">
      <style:text-properties fo:color="#000000"/>
    </style:style>
    <style:style style:name="P346" style:parent-style-name="PreformattedText" style:family="paragraph">
      <style:paragraph-properties fo:margin-bottom="0.1965in"/>
      <style:text-properties fo:color="#000000"/>
    </style:style>
    <style:style style:name="P347" style:parent-style-name="Standard" style:family="paragraph">
      <style:paragraph-properties fo:break-before="page"/>
    </style:style>
    <style:style style:name="T348" style:parent-style-name="Policepardéfaut" style:family="text">
      <style:text-properties fo:font-weight="bold" style:font-weight-asian="bold" style:font-weight-complex="bold"/>
    </style:style>
    <style:style style:name="T349" style:parent-style-name="Policepardéfaut" style:family="text">
      <style:text-properties fo:font-weight="bold" style:font-weight-asian="bold" style:font-weight-complex="bold"/>
    </style:style>
    <style:style style:name="T350" style:parent-style-name="Policepardéfaut" style:family="text">
      <style:text-properties fo:font-weight="bold" style:font-weight-asian="bold" style:font-weight-complex="bold" fo:color="#6B0094"/>
    </style:style>
    <style:style style:name="P351" style:parent-style-name="PreformattedText" style:family="paragraph">
      <style:text-properties fo:color="#000000"/>
    </style:style>
    <style:style style:name="P352" style:parent-style-name="PreformattedText" style:family="paragraph">
      <style:text-properties fo:color="#000000"/>
    </style:style>
    <style:style style:name="P353" style:parent-style-name="PreformattedText" style:family="paragraph">
      <style:text-properties fo:color="#000000"/>
    </style:style>
    <style:style style:name="P354" style:parent-style-name="PreformattedText" style:family="paragraph">
      <style:text-properties fo:color="#000000"/>
    </style:style>
    <style:style style:name="P355" style:parent-style-name="PreformattedText" style:family="paragraph">
      <style:text-properties fo:color="#000000"/>
    </style:style>
    <style:style style:name="P356" style:parent-style-name="PreformattedText" style:family="paragraph">
      <style:text-properties fo:color="#000000"/>
    </style:style>
    <style:style style:name="P357" style:parent-style-name="PreformattedText" style:family="paragraph">
      <style:text-properties fo:color="#000000"/>
    </style:style>
    <style:style style:name="P358" style:parent-style-name="PreformattedText" style:family="paragraph">
      <style:text-properties fo:color="#000000"/>
    </style:style>
    <style:style style:name="P359" style:parent-style-name="PreformattedText" style:family="paragraph">
      <style:text-properties fo:color="#000000"/>
    </style:style>
    <style:style style:name="P360" style:parent-style-name="PreformattedText" style:family="paragraph">
      <style:text-properties fo:color="#000000"/>
    </style:style>
    <style:style style:name="P361" style:parent-style-name="PreformattedText" style:family="paragraph">
      <style:text-properties fo:color="#000000"/>
    </style:style>
    <style:style style:name="P362" style:parent-style-name="PreformattedText" style:family="paragraph">
      <style:text-properties fo:color="#000000"/>
    </style:style>
    <style:style style:name="P363" style:parent-style-name="PreformattedText" style:family="paragraph">
      <style:text-properties fo:color="#000000"/>
    </style:style>
    <style:style style:name="P364" style:parent-style-name="PreformattedText" style:family="paragraph">
      <style:text-properties fo:color="#000000"/>
    </style:style>
    <style:style style:name="P365" style:parent-style-name="PreformattedText" style:family="paragraph">
      <style:text-properties fo:color="#000000"/>
    </style:style>
    <style:style style:name="P366" style:parent-style-name="PreformattedText" style:family="paragraph">
      <style:paragraph-properties fo:margin-bottom="0.1965in"/>
      <style:text-properties fo:color="#000000"/>
    </style:style>
    <style:style style:name="T367" style:parent-style-name="Policepardéfaut" style:family="text">
      <style:text-properties fo:font-weight="bold" style:font-weight-asian="bold" style:font-weight-complex="bold"/>
    </style:style>
    <style:style style:name="T368" style:parent-style-name="Policepardéfaut" style:family="text">
      <style:text-properties fo:font-weight="bold" style:font-weight-asian="bold" style:font-weight-complex="bold" fo:color="#2323DC"/>
    </style:style>
    <style:style style:name="P369" style:parent-style-name="PreformattedText" style:family="paragraph">
      <style:text-properties fo:color="#000000"/>
    </style:style>
    <style:style style:name="P370" style:parent-style-name="PreformattedText" style:family="paragraph">
      <style:text-properties fo:color="#000000"/>
    </style:style>
    <style:style style:name="T371" style:parent-style-name="Policepardéfaut" style:family="text">
      <style:text-properties fo:color="#000000"/>
    </style:style>
    <style:style style:name="T372" style:parent-style-name="Policepardéfaut" style:family="text">
      <style:text-properties fo:color="#000000"/>
    </style:style>
    <style:style style:name="T373" style:parent-style-name="Policepardéfaut" style:family="text">
      <style:text-properties fo:font-weight="bold" style:font-weight-asian="bold" style:font-weight-complex="bold" fo:color="#2323DC"/>
    </style:style>
    <style:style style:name="T374" style:parent-style-name="Policepardéfaut" style:family="text">
      <style:text-properties fo:color="#000000"/>
    </style:style>
    <style:style style:name="T375" style:parent-style-name="Policepardéfaut" style:family="text">
      <style:text-properties fo:color="#000000"/>
    </style:style>
    <style:style style:name="T376" style:parent-style-name="Policepardéfaut" style:family="text">
      <style:text-properties fo:color="#000000"/>
    </style:style>
    <style:style style:name="P377" style:parent-style-name="PreformattedText" style:family="paragraph">
      <style:text-properties fo:color="#000000"/>
    </style:style>
    <style:style style:name="P378" style:parent-style-name="PreformattedText" style:family="paragraph">
      <style:text-properties fo:color="#000000"/>
    </style:style>
    <style:style style:name="P379" style:parent-style-name="PreformattedText" style:family="paragraph">
      <style:text-properties fo:color="#000000"/>
    </style:style>
    <style:style style:name="P380" style:parent-style-name="PreformattedText" style:family="paragraph">
      <style:text-properties fo:color="#000000"/>
    </style:style>
    <style:style style:name="P381" style:parent-style-name="PreformattedText" style:family="paragraph">
      <style:text-properties fo:color="#000000"/>
    </style:style>
    <style:style style:name="P382" style:parent-style-name="PreformattedText" style:family="paragraph">
      <style:text-properties fo:color="#000000"/>
    </style:style>
    <style:style style:name="P383" style:parent-style-name="PreformattedText" style:family="paragraph">
      <style:text-properties fo:color="#000000"/>
    </style:style>
    <style:style style:name="P384" style:parent-style-name="PreformattedText" style:family="paragraph">
      <style:text-properties fo:color="#000000"/>
    </style:style>
    <style:style style:name="P385" style:parent-style-name="PreformattedText" style:family="paragraph">
      <style:text-properties fo:color="#000000"/>
    </style:style>
    <style:style style:name="P386" style:parent-style-name="PreformattedText" style:family="paragraph">
      <style:text-properties fo:color="#000000"/>
    </style:style>
    <style:style style:name="P387" style:parent-style-name="PreformattedText" style:family="paragraph">
      <style:paragraph-properties fo:margin-bottom="0.1965in"/>
      <style:text-properties fo:color="#000000"/>
    </style:style>
    <style:style style:name="P388" style:parent-style-name="PreformattedText" style:family="paragraph">
      <style:paragraph-properties fo:margin-bottom="0.1965in"/>
      <style:text-properties fo:color="#000000"/>
    </style:style>
    <style:style style:name="P389" style:parent-style-name="PreformattedText" style:family="paragraph">
      <style:paragraph-properties fo:margin-bottom="0.1965in"/>
      <style:text-properties fo:color="#000000"/>
    </style:style>
    <style:style style:name="P390" style:parent-style-name="PreformattedText" style:family="paragraph">
      <style:paragraph-properties fo:margin-bottom="0.1965in"/>
    </style:style>
    <style:style style:name="T391" style:parent-style-name="Policepardéfaut" style:family="text">
      <style:text-properties style:font-name="Times New Roman" fo:font-weight="bold" style:font-weight-asian="bold" style:font-weight-complex="bold" fo:color="#000000"/>
    </style:style>
    <style:style style:name="P392" style:parent-style-name="PreformattedText" style:family="paragraph">
      <style:paragraph-properties fo:margin-bottom="0.1965in"/>
      <style:text-properties fo:font-weight="bold" style:font-weight-asian="bold" style:font-weight-complex="bold" fo:color="#000000"/>
    </style:style>
    <style:style style:name="P393" style:parent-style-name="PreformattedText" style:family="paragraph">
      <style:text-properties fo:color="#000000"/>
    </style:style>
    <style:style style:name="P394" style:parent-style-name="PreformattedText" style:family="paragraph">
      <style:text-properties fo:color="#000000"/>
    </style:style>
    <style:style style:name="P395" style:parent-style-name="PreformattedText" style:family="paragraph">
      <style:text-properties fo:color="#000000"/>
    </style:style>
    <style:style style:name="P396" style:parent-style-name="PreformattedText" style:family="paragraph">
      <style:text-properties fo:color="#000000"/>
    </style:style>
    <style:style style:name="T397" style:parent-style-name="Policepardéfaut" style:family="text">
      <style:text-properties fo:color="#000000"/>
    </style:style>
    <style:style style:name="T398" style:parent-style-name="Policepardéfaut" style:family="text">
      <style:text-properties fo:color="#000000"/>
    </style:style>
    <style:style style:name="T399" style:parent-style-name="Policepardéfaut" style:family="text">
      <style:text-properties fo:color="#000000" fo:background-color="#FFFF00"/>
    </style:style>
    <style:style style:name="T400" style:parent-style-name="Policepardéfaut" style:family="text">
      <style:text-properties fo:color="#000000"/>
    </style:style>
    <style:style style:name="P401" style:parent-style-name="PreformattedText" style:family="paragraph">
      <style:text-properties fo:color="#000000"/>
    </style:style>
    <style:style style:name="P402" style:parent-style-name="PreformattedText" style:family="paragraph">
      <style:text-properties fo:color="#000000"/>
    </style:style>
    <style:style style:name="P403" style:parent-style-name="PreformattedText" style:family="paragraph">
      <style:text-properties fo:color="#000000"/>
    </style:style>
    <style:style style:name="P404" style:parent-style-name="PreformattedText" style:family="paragraph">
      <style:text-properties fo:color="#000000"/>
    </style:style>
    <style:style style:name="P405" style:parent-style-name="PreformattedText" style:family="paragraph">
      <style:text-properties fo:color="#000000"/>
    </style:style>
    <style:style style:name="P406" style:parent-style-name="PreformattedText" style:family="paragraph">
      <style:text-properties fo:color="#000000"/>
    </style:style>
    <style:style style:name="P407" style:parent-style-name="PreformattedText" style:family="paragraph">
      <style:text-properties fo:color="#000000"/>
    </style:style>
    <style:style style:name="P408" style:parent-style-name="PreformattedText" style:family="paragraph">
      <style:text-properties fo:color="#000000"/>
    </style:style>
    <style:style style:name="P409" style:parent-style-name="PreformattedText" style:family="paragraph">
      <style:text-properties fo:color="#000000"/>
    </style:style>
    <style:style style:name="P410" style:parent-style-name="PreformattedText" style:family="paragraph">
      <style:text-properties fo:color="#000000"/>
    </style:style>
    <style:style style:name="P411" style:parent-style-name="PreformattedText" style:family="paragraph">
      <style:paragraph-properties fo:margin-bottom="0.1965in"/>
      <style:text-properties fo:color="#000000"/>
    </style:style>
    <style:style style:name="P412" style:parent-style-name="PreformattedText" style:family="paragraph">
      <style:paragraph-properties fo:margin-bottom="0.1965in"/>
    </style:style>
    <style:style style:name="T413" style:parent-style-name="Policepardéfaut" style:family="text">
      <style:text-properties style:font-name="Times New Roman" fo:font-weight="bold" style:font-weight-asian="bold" style:font-weight-complex="bold" fo:color="#000000"/>
    </style:style>
    <style:style style:name="T414" style:parent-style-name="Policepardéfaut" style:family="text">
      <style:text-properties style:font-name="Times New Roman" fo:font-weight="bold" style:font-weight-asian="bold" style:font-weight-complex="bold" fo:color="#000000"/>
    </style:style>
    <style:style style:name="P415" style:parent-style-name="PreformattedText" style:family="paragraph">
      <style:paragraph-properties fo:margin-bottom="0.1965in"/>
      <style:text-properties fo:color="#000000"/>
    </style:style>
    <style:style style:name="P416" style:parent-style-name="PreformattedText" style:family="paragraph">
      <style:text-properties fo:color="#000000"/>
    </style:style>
    <style:style style:name="T417" style:parent-style-name="Policepardéfaut" style:family="text">
      <style:text-properties fo:color="#000000"/>
    </style:style>
    <style:style style:name="T418" style:parent-style-name="Policepardéfaut" style:family="text">
      <style:text-properties fo:color="#000000"/>
    </style:style>
    <style:style style:name="T419" style:parent-style-name="Policepardéfaut" style:family="text">
      <style:text-properties fo:color="#000000" fo:background-color="#FFFF00"/>
    </style:style>
    <style:style style:name="T420" style:parent-style-name="Policepardéfaut" style:family="text">
      <style:text-properties fo:color="#000000"/>
    </style:style>
    <style:style style:name="T421" style:parent-style-name="Policepardéfaut" style:family="text">
      <style:text-properties fo:color="#000000" fo:background-color="#FFFF00"/>
    </style:style>
    <style:style style:name="T422" style:parent-style-name="Policepardéfaut" style:family="text">
      <style:text-properties fo:color="#000000"/>
    </style:style>
    <style:style style:name="T423" style:parent-style-name="Policepardéfaut" style:family="text">
      <style:text-properties fo:color="#000000"/>
    </style:style>
    <style:style style:name="T424" style:parent-style-name="Policepardéfaut" style:family="text">
      <style:text-properties fo:color="#000000"/>
    </style:style>
    <style:style style:name="P425" style:parent-style-name="PreformattedText" style:family="paragraph">
      <style:text-properties fo:color="#000000"/>
    </style:style>
    <style:style style:name="P426" style:parent-style-name="PreformattedText" style:family="paragraph">
      <style:text-properties fo:color="#000000"/>
    </style:style>
    <style:style style:name="P427" style:parent-style-name="PreformattedText" style:family="paragraph">
      <style:text-properties fo:color="#000000"/>
    </style:style>
    <style:style style:name="P428" style:parent-style-name="PreformattedText" style:family="paragraph">
      <style:text-properties fo:color="#000000"/>
    </style:style>
    <style:style style:name="P429" style:parent-style-name="PreformattedText" style:family="paragraph">
      <style:text-properties fo:color="#000000"/>
    </style:style>
    <style:style style:name="P430" style:parent-style-name="PreformattedText" style:family="paragraph">
      <style:text-properties fo:color="#000000"/>
    </style:style>
    <style:style style:name="P431" style:parent-style-name="PreformattedText" style:family="paragraph">
      <style:text-properties fo:color="#000000"/>
    </style:style>
    <style:style style:name="P432" style:parent-style-name="PreformattedText" style:family="paragraph">
      <style:text-properties fo:color="#000000"/>
    </style:style>
    <style:style style:name="P433" style:parent-style-name="PreformattedText" style:family="paragraph">
      <style:text-properties fo:color="#000000"/>
    </style:style>
    <style:style style:name="P434" style:parent-style-name="PreformattedText" style:family="paragraph">
      <style:text-properties fo:color="#000000"/>
    </style:style>
    <style:style style:name="P435" style:parent-style-name="PreformattedText" style:family="paragraph">
      <style:text-properties fo:color="#000000"/>
    </style:style>
    <style:style style:name="P436" style:parent-style-name="PreformattedText" style:family="paragraph">
      <style:text-properties fo:color="#000000"/>
    </style:style>
    <style:style style:name="P437" style:parent-style-name="PreformattedText" style:family="paragraph">
      <style:text-properties fo:color="#000000"/>
    </style:style>
    <style:style style:name="P438" style:parent-style-name="PreformattedText" style:family="paragraph">
      <style:text-properties fo:color="#000000"/>
    </style:style>
    <style:style style:name="P439" style:parent-style-name="PreformattedText" style:family="paragraph">
      <style:text-properties fo:color="#000000"/>
    </style:style>
    <style:style style:name="P440" style:parent-style-name="PreformattedText" style:family="paragraph">
      <style:text-properties fo:color="#000000"/>
    </style:style>
    <style:style style:name="P441" style:parent-style-name="PreformattedText" style:family="paragraph">
      <style:text-properties fo:color="#000000"/>
    </style:style>
    <style:style style:name="P442" style:parent-style-name="PreformattedText" style:family="paragraph">
      <style:text-properties fo:color="#000000"/>
    </style:style>
    <style:style style:name="P443" style:parent-style-name="PreformattedText" style:family="paragraph">
      <style:text-properties fo:color="#000000"/>
    </style:style>
    <style:style style:name="P444" style:parent-style-name="PreformattedText" style:family="paragraph">
      <style:text-properties fo:color="#000000"/>
    </style:style>
    <style:style style:name="P445" style:parent-style-name="PreformattedText" style:family="paragraph">
      <style:paragraph-properties fo:margin-bottom="0.1965in"/>
      <style:text-properties fo:color="#000000"/>
    </style:style>
    <style:style style:name="P446" style:parent-style-name="PreformattedText" style:family="paragraph">
      <style:paragraph-properties fo:margin-bottom="0.1965in"/>
      <style:text-properties fo:color="#000000"/>
    </style:style>
    <style:style style:name="P447" style:parent-style-name="PreformattedText" style:family="paragraph">
      <style:paragraph-properties fo:break-before="page" fo:margin-bottom="0.1965in"/>
      <style:text-properties style:font-name="Times New Roman" fo:color="#000000"/>
    </style:style>
  </office:automatic-styles>
  <office:body>
    <office:text text:use-soft-page-breaks="true">
      <text:p text:style-name="P1">Je suis un chemin :</text:p>
      <text:p text:style-name="P2"><text:span text:style-name="T3">Je me connecte :</text:span><text:span text:style-name="T4"><text:line-break/></text:span><text:span text:style-name="T5">https://adeweb.univ-lorraine.fr/jsp/webapi?</text:span><text:span text:style-name="T6">function=connect&amp;login=ade_projet_etu&amp;password=;projet_2014</text:span></text:p>
      <text:p text:style-name="P7">Je récupère mon id de<text:s/>session</text:p>
      <text:p text:style-name="P8"><text:span text:style-name="T9">Je zyeute les différents projets :</text:span><text:span text:style-name="T10"><text:line-break/></text:span><text:span text:style-name="T11">https://adeweb.univ-lorraine.fr/jsp/webapi?sessionId=14541cd5149&amp;function=getProjects</text:span><text:a xlink:href="https://adeweb.univ-lorraine.fr/jsp/webapi?sessionId=14541cd5149&amp;function=getProjects" office:target-frame-name="_top" xlink:show="replace"><text:line-break/><text:line-break/></text:a><text:a xlink:href="https://adeweb.univ-lorraine.fr/jsp/webapi?sessionId=14541cd5149&amp;function=getProjects" office:target-frame-name="_top" xlink:show="replace"><text:span text:style-name="T12">Je set le projet que je veux (9 pour TN) :</text:span></text:a><text:a xlink:href="https://adeweb.univ-lorraine.fr/jsp/webapi?sessionId=14541cd5149&amp;function=getProjects" office:target-frame-name="_top" xlink:show="replace"><text:line-break/></text:a><text:span text:style-name="T13">https://adeweb.univ-lorraine.f</text:span><text:span text:style-name="T14">r/jsp/webapi?sessionId=14541cd5149&amp;function=setProject&amp;projectId=9</text:span><text:a xlink:href="https://adeweb.univ-lorraine.fr/jsp/webapi?sessionId=14541cd5149&amp;function=getProjects" office:target-frame-name="_top" xlink:show="replace"><text:s/></text:a><text:a xlink:href="https://adeweb.univ-lorraine.fr/jsp/webapi?sessionId=14541cd5149&amp;function=getProjects" office:target-frame-name="_top" xlink:show="replace"><text:span text:style-name="T15"><text:line-break/></text:span><text:span text:style-name="T16"><text:line-break/></text:span></text:a><text:a xlink:href="https://adeweb.univ-lorraine.fr/jsp/webapi?sessionId=14541cd5149&amp;function=getProjects" office:target-frame-name="_top" xlink:show="replace"><text:span text:style-name="T17">Je regarde tous les events</text:span></text:a><text:a xlink:href="https://adeweb.univ-lorraine.fr/jsp/webapi?sessionId=14541cd5149&amp;function=getProjects" office:target-frame-name="_top" xlink:show="replace">:<text:line-break/></text:a><text:span text:style-name="T18">https://adeweb.univ-lorraine.fr/jsp/webapi?sessionId=14541cd5149&amp;function=getEvents&amp;detail=8</text:span><text:a xlink:href="https://adeweb.univ-lorraine.fr/jsp/webapi?sessionId=14541cd5149&amp;function=getProjects" office:target-frame-name="_top" xlink:show="replace"><text:s/><text:line-break/></text:a><text:a xlink:href="https://adeweb.univ-lorraine.fr/jsp/webapi?sessionId=14541cd5149&amp;function=getProjects" office:target-frame-name="_top" xlink:show="replace"><text:span text:style-name="T19"><text:line-break/></text:span><text:span text:style-name="T20">Parmi les events, je cherche celui qui contient mon id (dans resources) (on peut également faire des recherches par rapport à date, startHour et endHour) et je récupère son id</text:span></text:a></text:p>
      <text:p text:style-name="P21"><text:span text:style-name="T22">J'affiche cet event :</text:span><text:a xlink:href="https://adeweb.univ-lorraine.fr/jsp/webapi?sessionId=14541cd5149&amp;function=getProjects" office:target-frame-name="_top" xlink:show="replace"><text:line-break/></text:a><text:span text:style-name="T23">https://adeweb.univ-lorraine.fr/jsp/webapi?sessionId=14541cd5149&amp;function=getEvents&amp;detail=8&amp;eventId=276</text:span></text:p>
      <text:p text:style-name="P24"><text:span text:style-name="T25">Je peux alors récupérer la salle et le groupe (2A IL)/le nom<text:s/></text:span><text:span text:style-name="T26">du prof</text:span></text:p>
      <text:p text:style-name="P27"><text:span text:style-name="T28">Je récupère l'id du groupe d'élève et affiche ses détails :</text:span><text:span text:style-name="T29"><text:line-break/></text:span><text:span text:style-name="T30">https://adeweb.univ-lorraine.fr/jsp/webapi?sessionId=14541cd5149&amp;function=getResources&amp;id=19&amp;detail=13</text:span></text:p>
      <text:p text:style-name="P31"><text:span text:style-name="T32">Je peux alors récupérer l'id, que je pourrais chercher dans la liste retourner par la</text:span><text:span text:style-name="T33"><text:s/>récupération de tous les groupes d'élèves où fatherId="19":</text:span><text:span text:style-name="T34"><text:line-break/></text:span><text:span text:style-name="T35">https://adeweb.univ-lorraine.fr/jsp/webapi?sessionId=14541cd5149&amp;function=getResources&amp;detail=13</text:span></text:p>
      <text:p text:style-name="P36"><text:span text:style-name="T37">J'affiche alors le détail de ces ressources :</text:span><text:span text:style-name="T38"><text:line-break/></text:span><text:span text:style-name="T39">https://adeweb.univ-lorraine.fr/jsp/webapi?sessionI</text:span><text:span text:style-name="T40">d=14541cd5149&amp;function=getResources&amp;detail=13&amp;id=59<text:s/></text:span><text:span text:style-name="T41"><text:line-break/></text:span><text:span text:style-name="T42">https://adeweb.univ-lorraine.fr/jsp/webapi?sessionId=14541cd5149&amp;function=getResources&amp;detail=13&amp;id=40</text:span></text:p>
      <text:p text:style-name="P43"><text:span text:style-name="T44">Je peux donc récupérer les élèves concernés</text:span></text:p>
      <text:p text:style-name="P45"><text:span text:style-name="T46">Et si je veux plus de détail sur eux, je peux récupérer<text:s/></text:span><text:span text:style-name="T47">leur id et faire :</text:span><text:span text:style-name="T48"><text:line-break/></text:span><text:span text:style-name="T49">https://adeweb.univ-lorraine.fr/jsp/webapi?sessionId=14541cd5149&amp;function=getResources&amp;detail=13&amp;id=592</text:span></text:p>
      <text:p text:style-name="P50"/>
      <text:p text:style-name="P51"/>
      <text:p text:style-name="P52"/>
      <text:soft-page-break/>
      <text:p text:style-name="P53">Connexion</text:p>
      <text:p text:style-name="P54">function = connect</text:p>
      <text:p text:style-name="P55">setProject (9 pour TN)</text:p>
      <text:p text:style-name="P56"/>
      <text:p text:style-name="P57"/>
      <text:p text:style-name="P58">Exemple avec un TP de RSA avec Isabelle Chrisment</text:p>
      <text:p text:style-name="Standard"/>
      <text:p text:style-name="Standard"/>
      <text:p text:style-name="Standard"><text:span text:style-name="T59">https://adeweb.univ-lorraine.fr/jsp/webapi?sessionId=14541517246&amp;function=getActivities&amp;detail=12&amp;</text:span><text:span text:style-name="T60">id=1519</text:span></text:p>
      <text:p text:style-name="P61">&lt;activities&gt;</text:p>
      <text:p text:style-name="P62">&lt;activity</text:p>
      <text:p text:style-name="P63"><text:span text:style-name="T64"><text:tab/>id="1519"</text:span></text:p>
      <text:p text:style-name="P65"><text:span text:style-name="T66"><text:tab/></text:span><text:span text:style-name="T67">name="TP RSA 2 2A IL"</text:span></text:p>
      <text:p text:style-name="P68"><text:tab/>type="TP"</text:p>
      <text:p text:style-name="P69"><text:tab/>folderId="110"</text:p>
      <text:p text:style-name="P70"><text:tab/>url=""</text:p>
      <text:p text:style-name="P71"><text:tab/>size="100"</text:p>
      <text:p text:style-name="P72"><text:tab/>repetition="1"</text:p>
      <text:p text:style-name="P73"><text:tab/>lastUpdate="04/02/2014 09:11"</text:p>
      <text:p text:style-name="P74"><text:tab/>creation="04/02/2014 09:10"</text:p>
      <text:p text:style-name="P75"><text:tab/>lastSlot="16"</text:p>
      <text:p text:style-name="P76"><text:tab/>lastDay="2"</text:p>
      <text:p text:style-name="P77"><text:tab/>lastWeek="34"</text:p>
      <text:p text:style-name="P78"><text:tab/>firstSlot="8"</text:p>
      <text:p text:style-name="P79"><text:tab/>firstDay="2"</text:p>
      <text:p text:style-name="P80"><text:tab/>firstWeek="34"</text:p>
      <text:p text:style-name="P81"><text:tab/>additionalResources="0"</text:p>
      <text:p text:style-name="P82"><text:tab/>durationInMinutes="120"</text:p>
      <text:p text:style-name="P83"><text:tab/>nbEventsPlaced="1"</text:p>
      <text:p text:style-name="P84"><text:tab/>nbEvents="1"</text:p>
      <text:p text:style-name="P85"><text:tab/>duration="120"</text:p>
      <text:p text:style-name="P86"><text:tab/>email=""</text:p>
      <text:p text:style-name="P87"><text:tab/>weight="0"</text:p>
      <text:p text:style-name="P88"><text:tab/>seatsLeft=""</text:p>
      <text:p text:style-name="P89"><text:tab/>maxSeats=""</text:p>
      <text:p text:style-name="P90"><text:tab/>info=""</text:p>
      <text:p text:style-name="P91"><text:tab/>codeZ="IES02RSA"</text:p>
      <text:p text:style-name="P92"><text:tab/>codeY="MIES02"</text:p>
      <text:p text:style-name="P93"><text:tab/>codeX="DJ0"</text:p>
      <text:p text:style-name="P94"><text:tab/>timezone=""</text:p>
      <text:p text:style-name="P95"><text:tab/>code="27"</text:p>
      <text:p text:style-name="P96"><text:tab/>color="0,0,255"</text:p>
      <text:p text:style-name="P97"><text:tab/>isActive="true"</text:p>
      <text:p text:style-name="P98"><text:tab/>isNotSameDay="false"</text:p>
      <text:p text:style-name="P99"><text:tab/>isGrouped="false"/&gt;</text:p>
      <text:p text:style-name="P100">&lt;/activities&gt;</text:p>
      <text:p text:style-name="P101"/>
      <text:p text:style-name="Standard"><text:span text:style-name="T102">https://adeweb.univ-lorraine.fr/jsp/webapi?sessionId=14541517246&amp;functio</text:span><text:span text:style-name="T103">n=getEvents&amp;detail=8&amp;</text:span><text:span text:style-name="T104">activities=1519</text:span></text:p>
      <text:p text:style-name="P105">&lt;events&gt;</text:p>
      <text:p text:style-name="P106">&lt;event</text:p>
      <text:p text:style-name="P107"><text:tab/>id="276"</text:p>
      <text:p text:style-name="P108"><text:span text:style-name="T109"><text:tab/>activityId="1519"</text:span></text:p>
      <text:p text:style-name="P110"><text:span text:style-name="T111"><text:tab/></text:span><text:span text:style-name="T112">session="0"</text:span></text:p>
      <text:p text:style-name="P113"><text:tab/>repetition="0"</text:p>
      <text:p text:style-name="P114"><text:tab/>name="TP RSA 2 2A IL"</text:p>
      <text:soft-page-break/>
      <text:p text:style-name="P115"><text:span text:style-name="T116"><text:tab/></text:span><text:span text:style-name="T117">endHour="12:00"</text:span></text:p>
      <text:p text:style-name="P118"><text:tab/>startHour="10:00"</text:p>
      <text:p text:style-name="P119"><text:tab/>date="23/04/2014"</text:p>
      <text:p text:style-name="P120"><text:tab/>absoluteSlot="11528"</text:p>
      <text:p text:style-name="P121"><text:tab/>slot="8"</text:p>
      <text:p text:style-name="P122"><text:tab/>day="2"</text:p>
      <text:p text:style-name="P123"><text:tab/>week="34"</text:p>
      <text:p text:style-name="P124"><text:tab/>additionalResources="0"</text:p>
      <text:p text:style-name="P125"><text:tab/>duration="8"</text:p>
      <text:p text:style-name="P126"><text:tab/>note=""</text:p>
      <text:p text:style-name="P127"><text:tab/>color="0,0,255"</text:p>
      <text:p text:style-name="P128"><text:tab/>isLockPosition="false"</text:p>
      <text:p text:style-name="P129"><text:tab/>lastUpdate="04/08/2014 12:22"</text:p>
      <text:p text:style-name="P130"><text:tab/>creation="04/08/2014 05:30"</text:p>
      <text:p text:style-name="P131"><text:tab/>isLockResources="false"</text:p>
      <text:p text:style-name="P132"><text:tab/>isSoftKeepResources="false"&gt;</text:p>
      <text:p text:style-name="P133"/>
      <text:p text:style-name="P134"><text:span text:style-name="T135"><text:s text:c="6"/></text:span><text:span text:style-name="T136">&lt;resources&gt;</text:span></text:p>
      <text:p text:style-name="P137"><text:span text:style-name="T138"><text:s text:c="9"/></text:span><text:span text:style-name="T139">&lt;resource</text:span></text:p>
      <text:p text:style-name="P140"><text:span text:style-name="T141"><text:tab/></text:span><text:span text:style-name="T142"><text:tab/></text:span><text:span text:style-name="T143"><text:tab/></text:span><text:span text:style-name="T144">fromWorkflow</text:span><text:span text:style-name="T145">="false"</text:span></text:p>
      <text:p text:style-name="P146"><text:tab/><text:tab/><text:tab/>nodeId="14451"</text:p>
      <text:p text:style-name="P147"><text:tab/><text:tab/><text:tab/>nodeOrId="-1"</text:p>
      <text:p text:style-name="P148"><text:tab/><text:tab/><text:tab/>quantity="1"</text:p>
      <text:p text:style-name="P149"><text:tab/><text:tab/><text:tab/>category="trainee"</text:p>
      <text:p text:style-name="P150"><text:tab/><text:tab/><text:tab/>name="2A IL"</text:p>
      <text:p text:style-name="P151"><text:span text:style-name="T152"><text:tab/></text:span><text:span text:style-name="T153"><text:tab/></text:span><text:span text:style-name="T154"><text:tab/>id="19"</text:span><text:span text:style-name="T155">/&gt;</text:span></text:p>
      <text:p text:style-name="P156"/>
      <text:p text:style-name="P157"><text:span text:style-name="T158"><text:s text:c="10"/></text:span><text:span text:style-name="T159">&lt;resource</text:span></text:p>
      <text:p text:style-name="P160"><text:span text:style-name="T161"><text:tab/></text:span><text:span text:style-name="T162"><text:tab/></text:span><text:span text:style-name="T163"><text:tab/></text:span><text:span text:style-name="T164">fromWorkflow="false"</text:span></text:p>
      <text:p text:style-name="P165"><text:tab/><text:tab/><text:tab/>nodeId="14454"</text:p>
      <text:p text:style-name="P166"><text:tab/><text:tab/><text:tab/>nodeOrId="14452"</text:p>
      <text:p text:style-name="P167"><text:tab/><text:tab/><text:tab/>quantity="1"</text:p>
      <text:p text:style-name="P168"><text:tab/><text:tab/><text:tab/>category="instructor"</text:p>
      <text:p text:style-name="P169"><text:tab/><text:tab/><text:tab/>name="CHRISMENT<text:s/>ISABELLE"</text:p>
      <text:p text:style-name="P170"><text:span text:style-name="T171"><text:tab/></text:span><text:span text:style-name="T172"><text:tab/></text:span><text:span text:style-name="T173"><text:tab/>id="11"</text:span><text:span text:style-name="T174">/&gt;</text:span></text:p>
      <text:p text:style-name="P175"/>
      <text:p text:style-name="P176"><text:span text:style-name="T177"><text:tab/></text:span><text:span text:style-name="T178"><text:tab/></text:span><text:span text:style-name="T179">&lt;resource</text:span></text:p>
      <text:p text:style-name="P180"><text:span text:style-name="T181"><text:tab/></text:span><text:span text:style-name="T182"><text:tab/></text:span><text:span text:style-name="T183"><text:tab/></text:span><text:span text:style-name="T184">fromWorkflow="false"</text:span></text:p>
      <text:p text:style-name="P185"><text:tab/><text:tab/><text:tab/>nodeId="14460"</text:p>
      <text:p text:style-name="P186"><text:tab/><text:tab/><text:tab/>nodeOrId="14459"</text:p>
      <text:p text:style-name="P187"><text:tab/><text:tab/><text:tab/>quantity="1"</text:p>
      <text:p text:style-name="P188"><text:tab/><text:tab/><text:tab/>category="category6"</text:p>
      <text:p text:style-name="P189"><text:tab/><text:tab/><text:tab/>name="RSA 2A"</text:p>
      <text:p text:style-name="P190"><text:span text:style-name="T191"><text:tab/></text:span><text:span text:style-name="T192"><text:tab/></text:span><text:span text:style-name="T193"><text:tab/>id="419"</text:span><text:span text:style-name="T194">/&gt;</text:span></text:p>
      <text:p text:style-name="P195"/>
      <text:p text:style-name="P196"><text:span text:style-name="T197"><text:s text:c="12"/></text:span><text:span text:style-name="T198">&lt;resource</text:span></text:p>
      <text:p text:style-name="P199"><text:span text:style-name="T200"><text:tab/></text:span><text:span text:style-name="T201"><text:tab/></text:span><text:span text:style-name="T202"><text:tab/></text:span><text:span text:style-name="T203">fromWorkflow="false"</text:span></text:p>
      <text:p text:style-name="P204"><text:tab/><text:tab/><text:tab/>nodeId="14462"</text:p>
      <text:p text:style-name="P205"><text:tab/><text:tab/><text:tab/>nodeOrId="14461"</text:p>
      <text:p text:style-name="P206"><text:tab/><text:tab/><text:tab/>quantity="1"</text:p>
      <text:p text:style-name="P207"><text:tab/><text:tab/><text:tab/>category="classroom"</text:p>
      <text:p text:style-name="P208"><text:tab/><text:tab/><text:tab/>name="E 1.22"</text:p>
      <text:p text:style-name="P209"><text:span text:style-name="T210"><text:tab/></text:span><text:span text:style-name="T211"><text:tab/></text:span><text:span text:style-name="T212"><text:tab/>id="612"</text:span><text:span text:style-name="T213">/&gt;</text:span></text:p>
      <text:p text:style-name="P214"><text:s text:c="10"/>&lt;/resources&gt;</text:p>
      <text:p text:style-name="P215"><text:s text:c="7"/>&lt;additional/&gt;</text:p>
      <text:p text:style-name="P216"><text:s text:c="3"/>&lt;/event&gt;</text:p>
      <text:p text:style-name="P217">&lt;/events&gt;</text:p>
      <text:p text:style-name="Standard"><text:span text:style-name="T218">https://adeweb.univ-lorraine.fr/jsp/webapi?sessionId=14541517246&amp;function=getResources&amp;detail=13</text:span><text:span text:style-name="T219">&amp;id=19</text:span></text:p>
      <text:p text:style-name="P220">&lt;resources&gt;</text:p>
      <text:p text:style-name="P221"><text:s text:c="8"/>&lt;resource</text:p>
      <text:p text:style-name="P222"><text:span text:style-name="T223">id="19"</text:span></text:p>
      <text:soft-page-break/>
      <text:p text:style-name="P224">name="2A<text:s/>IL"</text:p>
      <text:p text:style-name="P225"><text:span text:style-name="T226">path="2A.colorations 2A."</text:span></text:p>
      <text:p text:style-name="P227">category="trainee"</text:p>
      <text:p text:style-name="P228">isGroup="true"</text:p>
      <text:p text:style-name="P229">type=""</text:p>
      <text:p text:style-name="P230">email="tncy2a.il@listes.esial.uhp-nancy.fr"</text:p>
      <text:p text:style-name="P231">url=""</text:p>
      <text:p text:style-name="P232">consumer="false"</text:p>
      <text:p text:style-name="P233">size="2"</text:p>
      <text:p text:style-name="P234">lastUpdate="04/02/2014 09:10"</text:p>
      <text:p text:style-name="P235">creation=""</text:p>
      <text:p text:style-name="P236">lastSlot="48"</text:p>
      <text:p text:style-name="P237">lastDay="1"</text:p>
      <text:p text:style-name="P238">lastWeek="47"</text:p>
      <text:p text:style-name="P239">firstSlot="24"</text:p>
      <text:p text:style-name="P240">firstDay="1"</text:p>
      <text:p text:style-name="P241">firstWeek="1"</text:p>
      <text:p text:style-name="P242">durationInMinutes="64800"</text:p>
      <text:p text:style-name="P243">nbEventsPlaced="357"</text:p>
      <text:p text:style-name="P244">number="2"</text:p>
      <text:p text:style-name="P245">fatherName="colorations 2A"</text:p>
      <text:p text:style-name="P246">fatherId="58"</text:p>
      <text:p text:style-name="P247">info=""</text:p>
      <text:p text:style-name="P248">codeZ=""</text:p>
      <text:p text:style-name="P249">codeY=""</text:p>
      <text:p text:style-name="P250">codeX=""</text:p>
      <text:p text:style-name="P251">manager=""</text:p>
      <text:p text:style-name="P252">jobCategory=""</text:p>
      <text:p text:style-name="P253">timezone=""</text:p>
      <text:p text:style-name="P254">fax=""</text:p>
      <text:p text:style-name="P255">telephone=""</text:p>
      <text:p text:style-name="P256">country=""</text:p>
      <text:p text:style-name="P257">city=""</text:p>
      <text:p text:style-name="P258">state=""</text:p>
      <text:p text:style-name="P259">zipCode=""</text:p>
      <text:p text:style-name="P260">address2=""</text:p>
      <text:p text:style-name="P261">address1=""</text:p>
      <text:p text:style-name="P262">code=""</text:p>
      <text:p text:style-name="P263">color="5,255,5"</text:p>
      <text:p text:style-name="P264">levelAccess="read"</text:p>
      <text:p text:style-name="P265">owner="root"&gt;</text:p>
      <text:p text:style-name="P266"><text:s text:c="16"/>&lt;allMembers/&gt;</text:p>
      <text:p text:style-name="P267"><text:s text:c="16"/>&lt;memberships/&gt;</text:p>
      <text:p text:style-name="P268"><text:s text:c="16"/>&lt;constraints quality="100" distribution="100"&gt;</text:p>
      <text:p text:style-name="P269"><text:s text:c="24"/>&lt;costs/&gt;</text:p>
      <text:p text:style-name="P270"><text:s text:c="24"/>&lt;caracteristics/&gt;</text:p>
      <text:p text:style-name="P271"><text:s text:c="24"/>&lt;counters isUseCounter="false"/&gt;</text:p>
      <text:p text:style-name="P272"><text:s text:c="24"/>&lt;setupTimes/&gt;</text:p>
      <text:p text:style-name="P273"><text:s text:c="16"/>&lt;/constraints&gt;</text:p>
      <text:p text:style-name="P274"><text:s text:c="16"/>&lt;rights</text:p>
      <text:p text:style-name="P275"><text:tab/><text:tab/><text:tab/><text:tab/>othersRights="read"</text:p>
      <text:p text:style-name="P276"><text:tab/><text:tab/><text:tab/><text:tab/>groupRights="rw"</text:p>
      <text:p text:style-name="P277"><text:tab/><text:tab/><text:tab/><text:tab/>userRights="none"</text:p>
      <text:p text:style-name="P278"><text:tab/><text:tab/><text:tab/><text:tab/>group="root"</text:p>
      <text:p text:style-name="P279"><text:tab/><text:tab/><text:tab/><text:tab/>user="root"</text:p>
      <text:p text:style-name="P280"><text:tab/><text:tab/><text:tab/><text:tab/>profileName="ESIAL - Activités, ressources"</text:p>
      <text:p text:style-name="P281"><text:tab/><text:tab/><text:tab/><text:tab/>profileId="452"/&gt;</text:p>
      <text:p text:style-name="P282"><text:s text:c="8"/>&lt;/resource&gt;</text:p>
      <text:p text:style-name="P283">&lt;/resources&gt;</text:p>
      <text:soft-page-break/>
      <text:p text:style-name="P284"><text:span text:style-name="T285">https://adeweb.univ-lorraine.fr/jsp/webapi?sessionId=14541517246&amp;</text:span><text:span text:style-name="T286">function=getResources&amp;detail=13&amp;</text:span><text:span text:style-name="T287">id=419</text:span></text:p>
      <text:p text:style-name="P288">&lt;resources&gt;</text:p>
      <text:p text:style-name="P289">&lt;resource</text:p>
      <text:p text:style-name="P290"><text:span text:style-name="T291"><text:tab/>id="419"</text:span></text:p>
      <text:p text:style-name="P292"><text:span text:style-name="T293"><text:tab/></text:span><text:span text:style-name="T294">name="RSA 2A"</text:span></text:p>
      <text:p text:style-name="P295"><text:tab/>path="Modules.2A."</text:p>
      <text:p text:style-name="P296"><text:tab/>category="category6"</text:p>
      <text:p text:style-name="P297"><text:tab/>isGroup="false"</text:p>
      <text:p text:style-name="P298"><text:tab/>type=""</text:p>
      <text:p text:style-name="P299"><text:tab/>email=""</text:p>
      <text:p text:style-name="P300"><text:tab/>url=""</text:p>
      <text:p text:style-name="P301"><text:tab/>consumer="false"</text:p>
      <text:p text:style-name="P302"><text:tab/>size="1"</text:p>
      <text:p text:style-name="P303"><text:tab/>lastUpdate="04/02/2014 09:10"</text:p>
      <text:p text:style-name="P304"><text:tab/>creation="09/05/2010<text:s/>21:25"</text:p>
      <text:p text:style-name="P305"><text:tab/>lastSlot="16"</text:p>
      <text:p text:style-name="P306"><text:tab/>lastDay="2"</text:p>
      <text:p text:style-name="P307"><text:tab/>lastWeek="34"</text:p>
      <text:p text:style-name="P308"><text:tab/>firstSlot="0"</text:p>
      <text:p text:style-name="P309"><text:tab/>firstDay="1"</text:p>
      <text:p text:style-name="P310"><text:tab/>firstWeek="19"</text:p>
      <text:p text:style-name="P311"><text:tab/>durationInMinutes="6840"</text:p>
      <text:p text:style-name="P312"><text:tab/>nbEventsPlaced="57"</text:p>
      <text:p text:style-name="P313"><text:tab/>number="4"</text:p>
      <text:p text:style-name="P314"><text:tab/>fatherName="2A"</text:p>
      <text:p text:style-name="P315"><text:tab/>fatherId="503"</text:p>
      <text:p text:style-name="P316"><text:tab/>info=""</text:p>
      <text:p text:style-name="P317"><text:tab/>codeZ=""</text:p>
      <text:p text:style-name="P318"><text:tab/>codeY=""</text:p>
      <text:p text:style-name="P319"><text:tab/>codeX=""</text:p>
      <text:p text:style-name="P320"><text:tab/>manager=""</text:p>
      <text:p text:style-name="P321"><text:tab/>jobCategory=""</text:p>
      <text:p text:style-name="P322"><text:tab/>timezone=""</text:p>
      <text:p text:style-name="P323"><text:tab/>fax=""</text:p>
      <text:p text:style-name="P324"><text:tab/>telephone=""</text:p>
      <text:p text:style-name="P325"><text:tab/>country=""</text:p>
      <text:p text:style-name="P326"><text:tab/>city=""</text:p>
      <text:p text:style-name="P327"><text:tab/>state=""</text:p>
      <text:p text:style-name="P328"><text:tab/><text:tab/>zipCode=""</text:p>
      <text:p text:style-name="P329"><text:tab/><text:tab/>address2=""</text:p>
      <text:p text:style-name="P330"><text:tab/><text:tab/>address1=""</text:p>
      <text:p text:style-name="P331"><text:tab/><text:tab/>code=""</text:p>
      <text:p text:style-name="P332"><text:tab/><text:tab/>color="255,255,255"</text:p>
      <text:p text:style-name="P333"><text:tab/><text:tab/>levelAccess="read"</text:p>
      <text:p text:style-name="P334"><text:tab/><text:tab/>owner="root"&gt;</text:p>
      <text:p text:style-name="P335"/>
      <text:p text:style-name="P336"><text:s text:c="16"/>&lt;allMembers/&gt;</text:p>
      <text:p text:style-name="P337"><text:s text:c="16"/>&lt;memberships/&gt;</text:p>
      <text:p text:style-name="P338"><text:s text:c="16"/>&lt;constraints quality="100" distribution="100"&gt;</text:p>
      <text:p text:style-name="P339"><text:s text:c="24"/>&lt;costs/&gt;</text:p>
      <text:p text:style-name="P340"><text:s text:c="24"/>&lt;caracteristics/&gt;</text:p>
      <text:p text:style-name="P341"><text:s text:c="24"/>&lt;counters isUseCounter="false"/&gt;</text:p>
      <text:p text:style-name="P342"><text:s text:c="24"/>&lt;setupTimes/&gt;</text:p>
      <text:p text:style-name="P343"><text:s text:c="16"/>&lt;/constraints&gt;</text:p>
      <text:p text:style-name="P344"><text:s text:c="16"/>&lt;rights othersRights="read" groupRights="rw" userRights="none" group="root" user="root" profileName="ESIAL - Activités, ressources" profileId="452"/&gt;</text:p>
      <text:p text:style-name="P345"><text:s text:c="8"/>&lt;/resource&gt;</text:p>
      <text:p text:style-name="P346">&lt;/resources&gt;</text:p>
      <text:p text:style-name="Standard"/>
      <text:p text:style-name="Standard"/>
      <text:soft-page-break/>
      <text:p text:style-name="P347"><text:span text:style-name="T348">https://adeweb.univ-lorraine.fr/jsp/webapi?sessionId=14</text:span><text:span text:style-name="T349">541517246&amp;function=getResources&amp;detail=13&amp;</text:span><text:span text:style-name="T350">id=612</text:span></text:p>
      <text:p text:style-name="P351">&lt;?xml version="1.0" encoding="UTF-8"?&gt;</text:p>
      <text:p text:style-name="P352">&lt;resources&gt;</text:p>
      <text:p text:style-name="P353"><text:s text:c="8"/>&lt;resource id="612" name="E 1.22" path="" category="classroom" isGroup="false" type="TP Réseaux" email="" url="" consumer="false" size="16" lastUpdate="04/03/2014 11:10" creation="07/20/2011 17:51" lastSlot="40" lastDay="2" lastWeek="37" firstSlot="0" firstDay="4" firstWeek="5" durationInMinutes="12900" nbEventsPlaced="63" number="1" fatherName="" fatherId="-1" info="" codeZ="" codeY="" codeX="info-esial" manager="" jobCategory="" timezone="" fax="" telephone="" country="" city="" state="" zipCode="" address2="" address1="" code="" color="0,255,255" levelAccess="read" owner="root"&gt;</text:p>
      <text:p text:style-name="P354"><text:s text:c="16"/>&lt;allMembers/&gt;</text:p>
      <text:p text:style-name="P355"><text:s text:c="16"/>&lt;memberships/&gt;</text:p>
      <text:p text:style-name="P356"><text:s text:c="11"/><text:s text:c="5"/>&lt;constraints quality="100" distribution="100"&gt;</text:p>
      <text:p text:style-name="P357"><text:s text:c="24"/>&lt;costs/&gt;</text:p>
      <text:p text:style-name="P358"><text:s text:c="24"/>&lt;caracteristics&gt;</text:p>
      <text:p text:style-name="P359"><text:s text:c="32"/>&lt;caracteristic value="1.0" name="vidéoprojecteur" id="1"/&gt;</text:p>
      <text:p text:style-name="P360"><text:s text:c="24"/>&lt;/caracteristics&gt;</text:p>
      <text:p text:style-name="P361"><text:s text:c="24"/>&lt;counters isUseCounter="false"/&gt;</text:p>
      <text:p text:style-name="P362"><text:s text:c="24"/>&lt;setupTimes/&gt;</text:p>
      <text:p text:style-name="P363"><text:s text:c="16"/>&lt;/constraints&gt;</text:p>
      <text:p text:style-name="P364"><text:s text:c="16"/>&lt;rights othersRights="read" groupRights="rw" userRights="none" group="root" user="root" profileName="ESIAL - Activités, ressources" profileId="452"/&gt;</text:p>
      <text:p text:style-name="P365"><text:s text:c="8"/>&lt;/resource&gt;</text:p>
      <text:p text:style-name="P366">&lt;/resources&gt;</text:p>
      <text:p text:style-name="Standard"><text:span text:style-name="T367">https://adeweb.univ-lorraine.fr/jsp/webapi?sessionId=14541517246&amp;function=getResources&amp;detail=13&amp;</text:span><text:span text:style-name="T368">id=11</text:span></text:p>
      <text:p text:style-name="P369">&lt;?xml version="1.0"<text:s/>encoding="UTF-8"?&gt;</text:p>
      <text:p text:style-name="P370">&lt;resources&gt;</text:p>
      <text:p text:style-name="PreformattedText"><text:span text:style-name="T371"><text:s text:c="8"/></text:span><text:span text:style-name="T372">&lt;resource<text:s/></text:span><text:span text:style-name="T373">id="11"</text:span><text:span text:style-name="T374"><text:s/>name="CHRISMENT ISABELLE" path="TELECOM Nancy." category="instructor" isGroup="false" type="" email="Isabelle.Chrisment@esial.uhp-nancy.fr" url="" consumer="false" size="1" lastUpdate="04/02/2014 09:10" creation="" lastSlot="40" lastDay="4" lastWeek="42"<text:s/></text:span><text:span text:style-name="T375">firstSlot="24" firstDay="0" firstWeek="1" durationInMinutes="14280" nbEventsPlaced="105" number="1" fatherName="TELECOM Nancy" fatherId="1" info="" codeZ="27" codeY="PROFESSEUR DES UNIVERSITES 2E CL." codeX="SA" manager="913" jobCategory="913" timezone="In</text:span><text:span text:style-name="T376">formatique" fax="" telephone="" country="" city="" state="" zipCode="" address2="" address1="" code="116068" color="0,255,0" levelAccess="read" owner="root"&gt;</text:span></text:p>
      <text:p text:style-name="P377"><text:s text:c="16"/>&lt;allMembers/&gt;</text:p>
      <text:p text:style-name="P378"><text:s text:c="16"/>&lt;memberships/&gt;</text:p>
      <text:p text:style-name="P379"><text:s text:c="16"/>&lt;constraints quality="100" distribution="100"&gt;</text:p>
      <text:p text:style-name="P380"><text:s text:c="24"/>&lt;costs/&gt;</text:p>
      <text:p text:style-name="P381"><text:s text:c="24"/>&lt;caracteristics/&gt;</text:p>
      <text:p text:style-name="P382"><text:s text:c="24"/>&lt;counters isUseCounter="false"/&gt;</text:p>
      <text:p text:style-name="P383"><text:s text:c="24"/>&lt;setupTimes/&gt;</text:p>
      <text:p text:style-name="P384"><text:s text:c="16"/>&lt;/constraints&gt;</text:p>
      <text:p text:style-name="P385"><text:s text:c="16"/>&lt;rights othersRights="read" groupRights="rw" userRights="none" group="root" user="root" profileName="ESIAL - Activités, ressources" profileId="452"/&gt;</text:p>
      <text:p text:style-name="P386"><text:s text:c="8"/>&lt;/resource&gt;</text:p>
      <text:p text:style-name="P387">&lt;/resources&gt;</text:p>
      <text:p text:style-name="P388"/>
      <text:p text:style-name="P389"/>
      <text:p text:style-name="P390"><text:a xlink:href="https://adeweb.univ-lorraine.fr/jsp/webapi?sessionId=14541b5616e&amp;function=getResources&amp;detail=13&amp;id=595" office:target-frame-name="_top" xlink:show="replace"><text:span text:style-name="T391">https://adeweb.univ-lorraine.fr/jsp/webapi?sessionId=14541b5616e&amp;function=getResources&amp;detail=13&amp;id=595</text:span></text:a></text:p>
      <text:p text:style-name="P392">&lt;?xml version="1.0" encoding="UTF-8"?&gt;</text:p>
      <text:p text:style-name="P393">&lt;resources&gt;</text:p>
      <text:p text:style-name="P394"><text:s text:c="8"/>&lt;resource id="595"<text:s/>name="VISSIERE-GUERINET SYLVAIN" path="TELECOM NANCY.INGENIEUR ESIAL.MASTER INGENIEUR TELECOM NANCY 2 IEME ANNEE." category="category5" isGroup="false" type="" email="sylvain.vissiere-guerinet3@etu.univ-lorraine.fr" url="" consumer="false" size="1" lastUpdate="04/08/2014 12:22" creation="09/13/2013 09:29" lastSlot="48" lastDay="1" lastWeek="47" firstSlot="24" firstDay="1" firstWeek="1" durationInMinutes="75660" nbEventsPlaced="442" number="1" fatherName="MASTER INGENIEUR TELECOM NANCY 2 IEME ANNEE" fatherId="363" info="" codeZ="" codeY="" codeX="" manager="" jobCategory="" timezone="" fax="" telephone="" country="" city="" state="" zipCode="" address2="" address1="" code="31215221" color="255,255,255" levelAccess="rw" owner="collin16"&gt;</text:p>
      <text:p text:style-name="P395"><text:s text:c="16"/>&lt;allMembers/&gt;</text:p>
      <text:p text:style-name="P396"><text:s text:c="16"/>&lt;memberships&gt;</text:p>
      <text:p text:style-name="PreformattedText"><text:span text:style-name="T397"><text:s text:c="24"/></text:span><text:span text:style-name="T398">&lt;membership<text:s/></text:span><text:span text:style-name="T399">id="40"</text:span><text:span text:style-name="T400"><text:s/>name="2A IL 2" path="2A.colorations 2A.2A IL." category="trainee"/&gt;</text:span></text:p>
      <text:p text:style-name="P401"><text:s text:c="24"/>&lt;membership id="193" name="2A G32" path="2A.groupes 2A.2A G3." category="trainee"/&gt;</text:p>
      <text:p text:style-name="P402"><text:s text:c="16"/>&lt;/memberships&gt;</text:p>
      <text:p text:style-name="P403"><text:s text:c="16"/>&lt;constraints quality="100" distribution="100"&gt;</text:p>
      <text:p text:style-name="P404"><text:s text:c="24"/>&lt;costs/&gt;</text:p>
      <text:p text:style-name="P405"><text:s text:c="24"/>&lt;caracteristics/&gt;</text:p>
      <text:p text:style-name="P406"><text:s text:c="24"/>&lt;counters isUseCounter="false"/&gt;</text:p>
      <text:p text:style-name="P407"><text:s text:c="24"/>&lt;setupTimes/&gt;</text:p>
      <text:p text:style-name="P408"><text:s text:c="16"/>&lt;/constraints&gt;</text:p>
      <text:p text:style-name="P409"><text:s text:c="16"/>&lt;rights othersRights="rw"<text:s/>groupRights="none" userRights="none" group="root" user="root" profileName="all" profileId="-1"/&gt;</text:p>
      <text:p text:style-name="P410"><text:s text:c="8"/>&lt;/resource&gt;</text:p>
      <text:p text:style-name="P411">&lt;/resources&gt;</text:p>
      <text:p text:style-name="P412"><text:a xlink:href="https://adeweb.univ-lorraine.fr/jsp/webapi?sessionId=14541b5616e&amp;function=getResources&amp;detail=13&amp;id=40" office:target-frame-name="_top" xlink:show="replace"><text:span text:style-name="T413">https</text:span><text:span text:style-name="T414">://adeweb.univ-lorraine.fr/jsp/webapi?sessionId=14541b5616e&amp;function=getResources&amp;detail=13&amp;id=40</text:span></text:a></text:p>
      <text:p text:style-name="P415">&lt;?xml version="1.0" encoding="UTF-8"?&gt;</text:p>
      <text:p text:style-name="P416">&lt;resources&gt;</text:p>
      <text:p text:style-name="PreformattedText"><text:span text:style-name="T417"><text:s text:c="8"/></text:span><text:span text:style-name="T418">&lt;resource<text:s/></text:span><text:span text:style-name="T419">id="40"</text:span><text:span text:style-name="T420"><text:s/>name="2A IL 2"<text:s/></text:span><text:span text:style-name="T421">path="2A.colorations 2A.2A IL."</text:span><text:span text:style-name="T422"><text:s/>category="trainee" isGroup="false" type="" email="" url="" consumer="false" size="1" lastUpdate="01/06/2014 11:02" creation="" lastSlot="48" lastDay="1" lastWeek="47" firstSlot="24" firstDay="1" firstWeek="1"</text:span><text:span text:style-name="T423"><text:s/>durationInMinutes="63000" nbEventsPlaced="342" number="1" fatherName="2A IL" fatherId="19" info="" codeZ="" codeY="" codeX="" manager="" jobCategory="" timezone="" fax="" telephone="" country="" city="" state="" zipCode="" address2="" address1="" code=""<text:s/></text:span><text:span text:style-name="T424">color="5,255,5" levelAccess="read" owner="root"&gt;</text:span></text:p>
      <text:p text:style-name="P425"><text:s text:c="16"/>&lt;allMembers&gt;</text:p>
      <text:p text:style-name="P426"><text:s text:c="24"/>&lt;member isDirectMember="true" isGroup="false" quantity="1" id="592" name="TONNELIER QUENTIN" path="TELECOM NANCY.INGENIEUR ESIAL.MASTER INGENIEUR TELECOM<text:s/>NANCY 2 IEME ANNEE." category="category5"/&gt;</text:p>
      <text:p text:style-name="P427"><text:s text:c="24"/>&lt;member isDirectMember="true" isGroup="false" quantity="1" id="573" name="PLANTET ANTOINE" path="TELECOM NANCY.INGENIEUR ESIAL.MASTER INGENIEUR TELECOM NANCY 2 IEME ANNEE." category="category5"/&gt;</text:p>
      <text:p text:style-name="P428"><text:s text:c="24"/>&lt;member isDirectMember="true" isGroup="false" quantity="1" id="554" name="LESAGE-VRYDAGS THIBAULT" path="TELECOM NANCY.INGENIEUR ESIAL.MASTER INGENIEUR TELECOM NANCY 2 IEME ANNEE." category="category5"/&gt;</text:p>
      <text:p text:style-name="P429"><text:s text:c="20"/><text:s text:c="4"/>&lt;member isDirectMember="true" isGroup="false" quantity="1" id="587" name="SMITH THIBAUT" path="TELECOM NANCY.INGENIEUR ESIAL.MASTER INGENIEUR TELECOM NANCY 2 IEME ANNEE." category="category5"/&gt;</text:p>
      <text:p text:style-name="P430"><text:s text:c="24"/>&lt;member isDirectMember="true" isGroup="false" quantity="1" id="550" name="KOCHENBURGER QUENTIN" path="TELECOM NANCY.INGENIEUR<text:s/><text:soft-page-break/>ESIAL.MASTER INGENIEUR TELECOM NANCY 2 IEME ANNEE." category="category5"/&gt;</text:p>
      <text:p text:style-name="P431"><text:s text:c="24"/>&lt;member isDirectMember="true" isGroup="false" quantity="1" id="582" name="SCHANEN CLEMENT" path="TELECOM NANCY.INGENIEUR ESIAL.MASTER INGENIEUR TELECOM NANCY 2 IEME ANNEE." category="category5"/&gt;</text:p>
      <text:p text:style-name="P432"><text:s text:c="24"/>&lt;member isDirectMember="true" isGroup="false" quantity="1" id="581" name="RUBINO DAVID" path="TELECOM<text:s/>NANCY.INGENIEUR ESIAL.MASTER INGENIEUR TELECOM NANCY 2 IEME ANNEE." category="category5"/&gt;</text:p>
      <text:p text:style-name="P433"><text:s text:c="24"/>&lt;member isDirectMember="true" isGroup="false" quantity="1" id="562" name="MONNIN PIERRE" path="TELECOM NANCY.INGENIEUR ESIAL.MASTER INGENIEUR TELECOM NANCY 2 IEME ANNEE." category="category5"/&gt;</text:p>
      <text:p text:style-name="P434"><text:s text:c="24"/>&lt;member isDirectMember="true" isGroup="false" quantity="1" id="595" name="VISSIERE-GUERINET SYLVAIN" path="TELECOM NANCY.INGENIEUR ESIAL.MASTER INGENIEUR TELECOM NANCY 2 IEME ANNEE." category="category5"/&gt;</text:p>
      <text:p text:style-name="P435"><text:s text:c="16"/>&lt;/allMembers&gt;</text:p>
      <text:p text:style-name="P436"><text:s text:c="16"/>&lt;memberships/&gt;</text:p>
      <text:p text:style-name="P437"><text:s text:c="16"/>&lt;constraints quality="100" distribution="100"&gt;</text:p>
      <text:p text:style-name="P438"><text:s text:c="24"/>&lt;costs/&gt;</text:p>
      <text:p text:style-name="P439"><text:s text:c="24"/>&lt;caracteristics/&gt;</text:p>
      <text:p text:style-name="P440"><text:s text:c="24"/>&lt;counters isUseCounter="false"/&gt;</text:p>
      <text:p text:style-name="P441"><text:s text:c="24"/>&lt;setupTimes/&gt;</text:p>
      <text:p text:style-name="P442"><text:s text:c="16"/>&lt;/constraints&gt;</text:p>
      <text:p text:style-name="P443"><text:s text:c="16"/>&lt;rights othersRights="read" groupRights="rw" userRights="none" group="root" user="root" profileName="ESIAL - Activités, ressources" profileId="452"/&gt;</text:p>
      <text:p text:style-name="P444"><text:s text:c="8"/>&lt;/resource&gt;</text:p>
      <text:p text:style-name="P445">&lt;/resources&gt;</text:p>
      <text:p text:style-name="P446"/>
      <text:p text:style-name="P4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svg</dc:creator>
    <meta:creation-date>2009-04-16T11:32:00Z</meta:creation-date>
    <dc:date>2014-04-08T15:14:00Z</dc:date>
    <meta:template xlink:href="Normal" xlink:type="simple"/>
    <meta:editing-cycles>60</meta:editing-cycles>
    <meta:editing-duration>PT4740S</meta:editing-duration>
    <meta:user-defined meta:name="Info 1"/>
    <meta:user-defined meta:name="Info 2"/>
    <meta:user-defined meta:name="Info 3"/>
    <meta:user-defined meta:name="Info 4"/>
    <meta:document-statistic meta:page-count="10" meta:paragraph-count="30" meta:word-count="2371" meta:character-count="15384" meta:row-count="108" meta:non-whitespace-character-count="13043"/>
  </office:meta>
</office:document-meta>
</file>